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8" style:family="graphic" style:parent-style-name="standard">
      <style:graphic-properties svg:stroke-width="0.9cm" svg:stroke-color="#000000" draw:marker-start-width="1.55cm" draw:marker-end-width="1.55cm" draw:fill="solid" draw:fill-color="#808080" draw:textarea-horizontal-align="justify" draw:textarea-vertical-align="middle" draw:auto-grow-height="false" fo:padding-top="0.575cm" fo:padding-bottom="0.575cm" fo:padding-left="0.7cm" fo:padding-right="0.7cm"/>
    </style:style>
    <style:style style:name="gr9" style:family="graphic" style:parent-style-name="standard">
      <style:graphic-properties svg:stroke-width="0cm" svg:stroke-color="#000000" draw:marker-start-width="0.2cm" draw:marker-end-width="0.2cm" draw:fill="solid" draw:fill-color="#808080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.6cm" svg:height="2.2cm" draw:transform="rotate (-1.5707963267949) translate (39.506cm 71.406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6cm" svg:height="2.2cm" draw:transform="rotate (-1.5707963267949) translate (51.504cm 71.10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611cm" svg:height="5.358cm" draw:transform="skewX (0.0464257581030492) rotate (0.0464257581030492) translate (39.2cm 70.578cm)">
          <text:p text:style-name="P1">z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408cm" svg:height="7.094cm" draw:transform="skewX (0.0464257581030492) rotate (0.0464257581030492) translate (39.7cm 69.737cm)">
          <text:p text:style-name="P1">z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696cm" svg:height="7.102cm" svg:x="41.004cm" svg:y="68.1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3cm" svg:height="7cm" draw:transform="rotate (-3.14159265358979) translate (53.902cm 82.002cm)">
          <text:p/>
          <draw:enhanced-geometry svg:viewBox="0 0 21600 21600" draw:glue-points="?f6 10800 10800 21600 ?f5 10800 10800 0" draw:text-areas="?f3 ?f3 ?f4 ?f4" draw:type="trapezoid" draw:modifiers="6445.3196001211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3.3cm" svg:height="7cm" draw:transform="rotate (-3.14159265358979) translate (37.8cm 82cm)">
          <text:p/>
          <draw:enhanced-geometry svg:viewBox="0 0 21600 21600" draw:glue-points="?f6 10800 10800 21600 ?f5 10800 10800 0" draw:text-areas="?f3 ?f3 ?f4 ?f4" draw:type="trapezoid" draw:modifiers="6445.3196001211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8.3cm" svg:height="2.3cm" draw:transform="rotate (-1.5707963267949) translate (43.602cm 65.40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502cm" svg:height="25.798cm" draw:transform="rotate (-1.5707963267949) translate (57.2cm 59.8cm)">
          <text:p/>
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5cm" svg:height="3.2cm" draw:transform="skewX (0.00837758040957278) rotate (-1.56241874638532) translate (31.489cm 56.802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5cm" svg:height="3.2cm" draw:transform="skewX (0.00837758040957278) rotate (-1.56241874638532) translate (59.295cm 56.2cm)">
          <text:p/>
          <draw:enhanced-geometry svg:viewBox="0 0 21600 21600" draw:path-stretchpoint-x="10800" draw:path-stretchpoint-y="10800" draw:text-areas="?f3 ?f4 ?f5 ?f6" draw:mirror-vertical="false" draw:mirror-horizont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cm" svg:height="22.504cm" svg:x="44.202cm" svg:y="20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cm" svg:height="22.504cm" svg:x="39.5cm" svg:y="2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127cm" svg:height="0.798cm" draw:transform="rotate (-1.5707963267949) translate (44.6cm 14.48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7.998cm" svg:height="10.7cm" svg:x="40.304cm" svg:y="20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498cm" svg:height="2.2cm" draw:transform="rotate (-1.5707963267949) translate (33.802cm 40.3cm)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498cm" svg:height="3.1cm" draw:transform="rotate (-3.14159265358979) translate (37.6cm 43.4cm)">
          <text:p/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498cm" svg:height="2.2cm" draw:transform="rotate (-3.14159265358979) translate (33.9cm 47.9cm)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898cm" svg:height="8.801cm" draw:transform="rotate (0.0607374579694027) translate (23.919cm 42.087cm)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98cm" svg:height="5.9cm" draw:transform="rotate (0.0607374579694027) translate (23.601cm 48.319cm)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496cm" svg:height="5.9cm" draw:transform="rotate (0.0607374579694027) translate (25.356cm 42.411cm)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.498cm" svg:height="2.2cm" draw:transform="rotate (-1.5707963267949) translate (57.2cm 40.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498cm" svg:height="3.1cm" draw:transform="rotate (-3.14159265358979) translate (57.7cm 43.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3cm" svg:height="2.3cm" draw:transform="rotate (-1.5707963267949) translate (47.6cm 65.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498cm" svg:height="2.2cm" draw:transform="rotate (-3.14159265358979) translate (61.4cm 48.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498cm" svg:height="2.2cm" draw:transform="rotate (-1.5707963267949) translate (55.004cm 62.80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9.5cm" svg:height="2.2cm" draw:transform="rotate (-1.5707963267949) translate (55.002cm 53.70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498cm" svg:height="2.2cm" draw:transform="rotate (-1.5707963267949) translate (34.902cm 62.80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9.5cm" svg:height="2.2cm" draw:transform="rotate (-1.5707963267949) translate (34.9cm 53.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0.098cm" svg:height="2.2cm" svg:x="39.302cm" svg:y="75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7.998cm" svg:height="7.102cm" svg:x="40.302cm" svg:y="7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9.261cm" svg:height="13.424cm" svg:x="34.5cm" svg:y="54.076cm">
          <text:p/>
          <draw:enhanced-geometry svg:viewBox="0 0 21600 21600" draw:glue-points="?f6 10800 10800 21600 ?f5 10800 10800 0" draw:text-areas="?f3 ?f3 ?f4 ?f4" draw:type="trapezoid" draw:modifiers="1695.8295057872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21.556cm" svg:height="16.126cm" svg:x="33.3cm" svg:y="47.974cm">
          <text:p/>
          <draw:enhanced-geometry svg:viewBox="0 0 21600 21600" draw:glue-points="?f6 10800 10800 21600 ?f5 10800 10800 0" draw:text-areas="?f3 ?f3 ?f4 ?f4" draw:type="trapezoid" draw:modifiers="1695.8295057872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21.576cm" svg:height="4.489cm" draw:transform="rotate (-3.14159265358979) translate (54.9cm 48.099cm)">
          <text:p/>
          <draw:enhanced-geometry svg:viewBox="0 0 21600 21600" draw:glue-points="?f6 10800 10800 21600 ?f5 10800 10800 0" draw:text-areas="?f3 ?f3 ?f4 ?f4" draw:type="trapezoid" draw:modifiers="1789.075775966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17.285cm" svg:height="10.836cm" svg:x="35.58cm" svg:y="43.7cm">
          <text:p/>
          <draw:enhanced-geometry svg:viewBox="0 0 21600 21600" draw:glue-points="?f6 10800 10800 21600 ?f5 10800 10800 0" draw:text-areas="?f3 ?f3 ?f4 ?f4" draw:type="trapezoid" draw:modifiers="1695.8295057872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1" draw:layer="layout" svg:width="17.3cm" svg:height="3.6cm" draw:transform="rotate (-3.14159265358979) translate (52.9cm 43.8cm)">
          <text:p/>
          <draw:enhanced-geometry svg:viewBox="0 0 21600 21600" draw:glue-points="?f6 10800 10800 21600 ?f5 10800 10800 0" draw:text-areas="?f3 ?f3 ?f4 ?f4" draw:type="trapezoid" draw:modifiers="1789.075775966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1" draw:layer="layout" svg:width="11.96cm" svg:height="7.498cm" svg:x="38.24cm" svg:y="45.3cm">
          <text:p/>
          <draw:enhanced-geometry svg:viewBox="0 0 21600 21600" draw:glue-points="?f6 10800 10800 21600 ?f5 10800 10800 0" draw:text-areas="?f3 ?f3 ?f4 ?f4" draw:type="trapezoid" draw:modifiers="1695.8295057872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5.4cm" svg:height="6.5cm" svg:x="41.6cm" svg:y="55.4cm">
          <text:p/>
          <draw:enhanced-geometry svg:viewBox="0 0 21600 21600" draw:mirror-horizontal="false" draw:mirror-vertical="false" draw:glue-points="10800 0 0 10800 10800 21600 21600 10800" draw:text-areas="?f3 ?f3 ?f4 ?f4" draw:type="hexagon" draw:modifiers="3627.4529740721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layer="layout" svg:width="2.711cm" svg:height="1.7cm" svg:x="42.9cm" svg:y="57.7cm">
          <text:p/>
          <draw:enhanced-geometry svg:viewBox="0 0 21600 21600" draw:glue-points="?f6 10800 10800 21600 ?f5 10800 10800 0" draw:text-areas="?f3 ?f3 ?f4 ?f4" draw:type="trapezoid" draw:modifiers="1695.8295057872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1" draw:layer="layout" svg:x1="44.2cm" svg:y1="52.9cm" svg:x2="44.2cm" svg:y2="55.3cm">
          <text:p/>
        </draw:line>
        <draw:custom-shape draw:style-name="gr5" draw:text-style-name="P1" draw:layer="layout" svg:width="2.101cm" svg:height="1.604cm" draw:transform="skewX (0.152192710773906) translate (40.395cm 57.796cm)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ustom-shape draw:style-name="gr5" draw:text-style-name="P1" draw:layer="layout" svg:width="2.101cm" svg:height="1.604cm" draw:transform="skewX (0.152192710773906) translate (46.24cm 57.798cm)">
          <text:p/>
          <draw:enhanced-geometry svg:viewBox="0 0 21600 21600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5" draw:text-style-name="P1" draw:layer="layout" svg:width="14.1cm" svg:height="2.2cm" svg:x="37.3cm" svg:y="7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4.1cm" svg:height="1.998cm" svg:x="37.202cm" svg:y="79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896cm" svg:height="1.998cm" svg:x="37.204cm" svg:y="80.3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896cm" svg:height="1.998cm" svg:x="45.306cm" svg:y="80.3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898cm" svg:height="8.802cm" draw:transform="rotate (0.0607374579694027) translate (57.463cm 42.48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898cm" svg:height="5.9cm" draw:transform="rotate (0.0607374579694027) translate (57.957cm 48.71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463cm" svg:height="2.331cm" draw:transform="rotate (0.00872664625997163) translate (59cm 50.66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4.496cm" svg:height="5.9cm" draw:transform="rotate (0.0607374579694027) translate (58.6cm 42.81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7.998cm" svg:height="10.7cm" svg:x="40.302cm" svg:y="2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6cm" svg:height="2.902cm" svg:x="43.6cm" svg:y="15.9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43.7cm" svg:y1="17.4cm" svg:x2="49cm" svg:y2="17.4cm">
          <text:p/>
        </draw:line>
        <draw:custom-shape draw:style-name="gr5" draw:text-style-name="P1" draw:layer="layout" svg:width="5.5cm" svg:height="2.2cm" draw:transform="rotate (-1.5707963267949) translate (37.4cm 71.4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798cm" svg:height="2.2cm" draw:transform="rotate (-1.5707963267949) translate (53.402cm 71.202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0cm" fo:page-height="9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9T10:45:13.917034000</meta:creation-date>
    <dc:date>2016-09-21T14:10:22.479367000</dc:date>
    <meta:editing-duration>PT7H56M8S</meta:editing-duration>
    <meta:editing-cycles>2</meta:editing-cycles>
    <meta:generator>LibreOffice/4.2.3.3$MacOSX_X86_64 LibreOffice_project/882f8a0a489bc99a9e60c7905a60226254cb6ff0</meta:generator>
    <meta:document-statistic meta:object-count="55"/>
  </office:meta>
</office:document-meta>
</file>